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09cfdb" officeooo:paragraph-rsid="0009cfdb"/>
    </style:style>
    <style:style style:name="P2" style:family="paragraph" style:parent-style-name="Standard">
      <style:paragraph-properties fo:text-align="justify" style:justify-single-word="false"/>
      <style:text-properties officeooo:paragraph-rsid="0009cfdb"/>
    </style:style>
    <style:style style:name="T1" style:family="text">
      <style:text-properties style:font-name="Calibri" officeooo:rsid="0009cfdb"/>
    </style:style>
    <style:style style:name="T2" style:family="text">
      <style:text-properties style:font-name="Calibri" officeooo:rsid="000b9d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 Validator</text:p>
      <text:p text:style-name="P1"/>
      <text:p text:style-name="P1"/>
      <text:p text:style-name="P2"><text:span text:style-name="T1">• lavanguardia.com = 549 Errors</text:span></text:p>
      <text:p text:style-name="P2"><text:span text:style-name="T1">• nytimes.com = 61 Errors</text:span></text:p>
      <text:p text:style-name="P2"><text:span text:style-name="T1">• myspace.com = 22 Errors</text:span></text:p>
      <text:p text:style-name="P2"><text:span text:style-name="T1">• elmundo.es = 351 Errors</text:span></text:p>
      <text:p text:style-name="P2"><text:span text:style-name="T1">• 20minutos.com = 53 Errors</text:span></text:p>
      <text:p text:style-name="P2"><text:span text:style-name="T1">• elpais.com = 48 Errors<text:tab/><text:tab/></text:span></text:p>
      <text:p text:style-name="P2"><text:span text:style-name="T1">• youtube.com = 319 Errors</text:span></text:p>
      <text:p text:style-name="P2"><text:span text:style-name="T1">• ebay.es = 710 Errors</text:span></text:p>
      <text:p text:style-name="P2"><text:span text:style-name="T1">• fotolog.com = 7 Errors<text:tab/><text:tab/></text:span></text:p>
      <text:p text:style-name="P2"><text:span text:style-name="T1">• google.com = 37 Errors</text:span></text:p>
      <text:p text:style-name="P2"><text:span text:style-name="T1">• live.com = 27 Errors</text:span></text:p>
      <text:p text:style-name="P2"><text:span text:style-name="T1">• finetunes.com = 7 Errors<text:tab/><text:tab/><text:tab/><text:tab/></text:span></text:p>
      <text:p text:style-name="P2"><text:span text:style-name="T1">• apple.com = 26 Errors</text:span></text:p>
      <text:p text:style-name="P2"><text:span text:style-name="T1">• flickr.com = 32 </text:span><text:span text:style-name="T2">Errors</text:span></text:p>
      <text:p text:style-name="P2"><text:span text:style-name="T1">• microsoft.com = </text:span><text:span text:style-name="T2">788 Errors</text:span></text:p>
      <text:p text:style-name="P2"><text:span text:style-name="T1">• blogger.com </text:span><text:span text:style-name="T2">= 7 Errors<text:tab/><text:tab/><text:tab/><text:tab/></text:span></text:p>
      <text:p text:style-name="P2"><text:span text:style-name="T1">• wikepedia.com </text:span><text:span text:style-name="T2">= 5 Errors<text:tab/><text:tab/><text:tab/><text:tab/></text:span></text:p>
      <text:p text:style-name="P2"><text:span text:style-name="T1">• msn.com </text:span><text:span text:style-name="T2">= 12 Errors</text:span></text:p>
      <text:p text:style-name="P2"><text:span text:style-name="T1">• marca.com</text:span><text:span text:style-name="T2"> = </text:span><text:span text:style-name="T1"><text:s/></text:span><text:span text:style-name="T2">755 Erro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3.2$Windows_x86 LibreOffice_project/70feb7d99726f064edab4605a8ab840c50ec57a</meta:generator>
    <dc:date>2015-10-12T14:58:31.419000000</dc:date>
    <meta:document-statistic meta:table-count="0" meta:image-count="0" meta:object-count="0" meta:page-count="1" meta:paragraph-count="20" meta:word-count="97" meta:character-count="502" meta:non-whitespace-character-count="408"/>
    <meta:user-defined meta:name="Info 1"/>
    <meta:user-defined meta:name="Info 2"/>
    <meta:user-defined meta:name="Info 3"/>
    <meta:user-defined meta:name="Info 4"/>
  </office:meta>
</office:document-meta>
</file>